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ucidasans1" svg:font-family="Lucidasans"/>
    <style:font-face style:name="StarSymbol" svg:font-family="Star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3"/>
    <style:style style:name="P5" style:family="paragraph" style:parent-style-name="Text_20_body" style:list-style-name="L2"/>
    <style:style style:name="P6" style:family="paragraph" style:parent-style-name="Text_20_body" style:list-style-name="L2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2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 01 Adding books to the shopping cart</text:h>
      <text:h text:style-name="Heading_20_2" text:outline-level="2">Short description</text:h>
      <text:p text:style-name="Text_20_body">This Use Case is a an example of a very simple requirement. It's sole purpose is to serve as a demo for how to use the feature REQTAG in mbt.tigris.org Using that feature enables the user to track the requirement coverage during the tests.</text:p>
      <text:p text:style-name="Text_20_body">The use case is implemented using the Amazon web site, adding books to the cart.</text:p>
      <text:h text:style-name="Heading_20_1" text:outline-level="1">Basic course of events</text:h>
      <text:h text:style-name="Heading_20_2" text:outline-level="2">Preconditions</text:h>
      <text:list text:style-name="L1">
        <text:list-item>
          <text:p text:style-name="P1">A working Internet connection</text:p>
        </text:list-item>
        <text:list-item>
          <text:p text:style-name="P1">A installed Internet browser, like Firefox</text:p>
        </text:list-item>
      </text:list>
      <text:h text:style-name="Heading_20_2" text:outline-level="2">Events</text:h>
      <text:list text:style-name="L2">
        <text:list-item>
          <text:p text:style-name="P5">The user starts up the Internet browser, using the base URL [http://www.amazon.com] for the web site.</text:p>
        </text:list-item>
        <text:list-item>
          <text:p text:style-name="P5">The user searches Amzon using the string “model-based testing”. Amazon should return several hits.</text:p>
        </text:list-item>
        <text:list-item>
          <text:p text:style-name="P5">The user clicks the link for the book “ Practical Model-Based Testing: A Tools Approach Practical Model-Based Testing: A Tools Approach by Mark Utting and Bruno Legeard”.<text:line-break/>Amazon displays information regarding the book.</text:p>
        </text:list-item>
        <text:list-item>
          <text:p text:style-name="P5">The user adds 1 book to the shopping cart.</text:p>
        </text:list-item>
        <text:list-item>
          <text:p text:style-name="P5">The user selects to view his shopping cart.</text:p>
        </text:list-item>
      </text:list>
      <text:h text:style-name="Heading_20_2" text:outline-level="2">Results</text:h>
      <text:p text:style-name="Text_20_body">There should be 1 book in the car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sans1" svg:font-family="Lucidasans"/>
    <style:font-face style:name="StarSymbol" svg:font-family="Star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1-18T21:00:58</meta:creation-date>
    <dc:date>2008-01-24T20:27:57</dc:date>
    <meta:editing-cycles>22</meta:editing-cycles>
    <meta:editing-duration>PT1H30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178" meta:character-count="1037"/>
  </office:meta>
</office:document-meta>
</file>